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 draw:shadow="hidden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0.5cm" svg:x="12.4cm" svg:y="2.9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3.792cm" svg:x="12.4cm" svg:y="3.348cm">
          <text:p text:style-name="P1"><text:span text:style-name="T1">Id : int</text:span></text:p>
          <text:p text:style-name="P1"><text:span text:style-name="T1">Description : String</text:span></text:p>
          <text:p text:style-name="P1"><text:span text:style-name="T1">Name : String</text:span></text:p>
          <text:p text:style-name="P1"><text:span text:style-name="T1">Category : String</text:span></text:p>
          <text:p text:style-name="P1"><text:span text:style-name="T1">Image : String</text:span></text:p>
          <text:p text:style-name="P1"><text:span text:style-name="T1">Price : float</text:span></text:p>
          <text:p text:style-name="P1"><text:span text:style-name="T1">Threshold : int</text:span></text:p>
          <text:p text:style-name="P1"><text:span text:style-name="T1">Rating : Flo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4.26cm" svg:x="12.4cm" svg:y="7.14cm">
          <text:p text:style-name="P1"><text:span text:style-name="T1">(val = id,name,...) +GetVal()</text:span></text:p>
          <text:p text:style-name="P1"><text:span text:style-name="T1">+SetRating(newRating)</text:span></text:p>
          <text:p text:style-name="P1"><text:span text:style-name="T1">-LoadData()</text:span></text:p>
          <text:p text:style-name="P1"><text:span text:style-name="T1">+Create(name,description,rating,picture)</text:span></text:p>
          <text:p text:style-name="P1"><text:span text:style-name="T1">+GetProducts()</text:span></text:p>
          <text:p text:style-name="P1"><text:span text:style-name="T1">+SearchProducts(searchQuery)</text:span></text:p>
          <text:p text:style-name="P1"><text:span text:style-name="T1">+GetProducts(selection,selectionArgs)</text:span></text:p>
          <text:p text:style-name="P1"><text:span text:style-name="T1">+get(productId)</text:span></text:p>
          <text:p text:style-name="P1"><text:span text:style-name="T1">+ReverseOrd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5cm" svg:x="1cm" svg:y="2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4.8cm" svg:x="1cm" svg:y="3.4cm">
          <text:p text:style-name="P1"><text:span text:style-name="T1">Id:int</text:span></text:p>
          <text:p text:style-name="P1"><text:span text:style-name="T1">Login : String</text:span></text:p>
          <text:p text:style-name="P1"><text:span text:style-name="T1">Password : String</text:span></text:p>
          <text:p text:style-name="P1"><text:span text:style-name="T1">Type : int</text:span></text:p>
          <text:p text:style-name="P1"><text:span text:style-name="T1">Name : String</text:span></text:p>
          <text:p text:style-name="P1"><text:span text:style-name="T1">Language : String</text:span></text:p>
          <text:p text:style-name="P1"><text:span text:style-name="T1">Email : String</text:span></text:p>
          <text:p text:style-name="P1"><text:span text:style-name="T1">Sex : String</text:span></text:p>
          <text:p text:style-name="P1"><text:span text:style-name="T1">Gsm : String</text:span></text:p>
          <text:p text:style-name="P1"><text:span text:style-name="T1">Adress 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3.9cm" svg:x="1cm" svg:y="8.2cm">
          <text:p text:style-name="P1"><text:span text:style-name="T1">(val = id, login,...) +GetVal()</text:span></text:p>
          <text:p text:style-name="P1"><text:span text:style-name="T1">+SetVal()</text:span></text:p>
          <text:p text:style-name="P1"><text:span text:style-name="T1">+Login()</text:span></text:p>
          <text:p text:style-name="P1"><text:span text:style-name="T1">+ToString()</text:span></text:p>
          <text:p text:style-name="P1"><text:span text:style-name="T1">+GetConnectedUser()</text:span></text:p>
          <text:p text:style-name="P1"><text:span text:style-name="T1">+PasswordMatch(login,password)</text:span></text:p>
          <text:p text:style-name="P1"><text:span text:style-name="T1">+Logout()</text:span></text:p>
          <text:p text:style-name="P1"><text:span text:style-name="T1">+Add(newUse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6cm" svg:y="25.3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303cm" svg:x="6cm" svg:y="25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6cm" svg:y="26cm">
          <text:p text:style-name="P1"><text:span text:style-name="T1">#OnCrea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8.9cm" svg:y="25.3cm">
          <text:p text:style-name="P1"><text:span text:style-name="T1">AddWai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303cm" svg:x="8.9cm" svg:y="25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8.9cm" svg:y="26cm">
          <text:p text:style-name="P1"><text:span text:style-name="T1">#OnCrea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11.8cm" svg:y="25.3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303cm" svg:x="11.8cm" svg:y="25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11.8cm" svg:y="26cm">
          <text:p text:style-name="P1"><text:span text:style-name="T1">#OnCrea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14.7cm" svg:y="25.3cm">
          <text:p text:style-name="P1"><text:span text:style-name="T1">St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303cm" svg:x="14.7cm" svg:y="25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14.7cm" svg:y="26cm">
          <text:p text:style-name="P1"><text:span text:style-name="T1">#OnCrea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2cm" svg:x="1cm" svg:y="14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303cm" svg:x="1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.4cm" svg:x="1cm" svg:y="14.8cm">
          <text:p text:style-name="P1"><text:span text:style-name="T1">#OnCreate()</text:span></text:p>
          <text:p text:style-name="P1"><text:span text:style-name="T1">#OnResume()</text:span></text:p>
          <text:p text:style-name="P1"><text:span text:style-name="T1">+Login()</text:span></text:p>
          <text:p text:style-name="P1"><text:span text:style-name="T1">+Register()</text:span></text:p>
          <text:p text:style-name="P1"><text:span text:style-name="T1">+OnEditorAction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0.52cm" svg:x="8cm" svg:y="12.4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0.303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4.3cm" svg:x="8cm" svg:y="13.2cm">
          <text:p text:style-name="P1"><text:span text:style-name="T1">#OnCreate()</text:span></text:p>
          <text:p text:style-name="P1"><text:span text:style-name="T1">+ShowMenu()</text:span></text:p>
          <text:p text:style-name="P1"><text:span text:style-name="T1">+Order()</text:span></text:p>
          <text:p text:style-name="P1"><text:span text:style-name="T1">+Account()</text:span></text:p>
          <text:p text:style-name="P1"><text:span text:style-name="T1">+ShowStock()</text:span></text:p>
          <text:p text:style-name="P1"><text:span text:style-name="T1">+Add()</text:span></text:p>
          <text:p text:style-name="P1"><text:span text:style-name="T1">+ShowStat()</text:span></text:p>
          <text:p text:style-name="P1"><text:span text:style-name="T1">+Logout()</text:span></text:p>
          <text:p text:style-name="P1"><text:span text:style-name="T1">+OnBackPressed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0.52cm" svg:x="13.8cm" svg:y="13.3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0.303cm" svg:x="13.8cm" svg:y="1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3.3cm" svg:x="13.8cm" svg:y="14.1cm">
          <text:p text:style-name="P1"><text:span text:style-name="T1">#OnCreate()</text:span></text:p>
          <text:p text:style-name="P1"><text:span text:style-name="T1">+Search()</text:span></text:p>
          <text:p text:style-name="P1"><text:span text:style-name="T1">+LoadProducts()</text:span></text:p>
          <text:p text:style-name="P1"><text:span text:style-name="T1">+OnResume()</text:span></text:p>
          <text:p text:style-name="P1"><text:span text:style-name="T1">+OnItemClick(parent,position,id)</text:span></text:p>
          <text:p text:style-name="P1"><text:span text:style-name="T1">+Change_order()</text:span></text:p>
          <text:p text:style-name="P1"><text:span text:style-name="T1">+UpdateDrawableOrd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17.6cm" svg:y="25.3cm">
          <text:p text:style-name="P1"><text:span text:style-name="T1">St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303cm" svg:x="17.6cm" svg:y="25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17.6cm" svg:y="26cm">
          <text:p text:style-name="P1"><text:span text:style-name="T1">#OnCrea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0.52cm" svg:x="15.2cm" svg:y="18.9cm">
          <text:p text:style-name="P1"><text:span text:style-name="T1">De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cm" svg:height="0.5cm" svg:x="15.2cm" svg:y="19.4cm">
          <text:p text:style-name="P1"><text:span text:style-name="T1">CurrentProduct : 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0.9cm" svg:x="15.2cm" svg:y="19.9cm">
          <text:p text:style-name="P1"><text:span text:style-name="T1">#OnCreate()</text:span></text:p>
          <text:p text:style-name="P1"><text:span text:style-name="T1">+OnRat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0.52cm" svg:x="1cm" svg:y="22.6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0.5cm" svg:x="1cm" svg:y="23.1cm">
          <text:p text:style-name="P1"><text:span text:style-name="T1">Sex_Spinner : Spi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1.4cm" svg:x="1cm" svg:y="23.6cm">
          <text:p text:style-name="P1"><text:span text:style-name="T1">#OnCreate()</text:span></text:p>
          <text:p text:style-name="P1"><text:span text:style-name="T1">#OnResume()</text:span></text:p>
          <text:p text:style-name="P1"><text:span text:style-name="T1">+CreateUs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52cm" svg:x="1cm" svg:y="18.7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0.303cm" svg:x="1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1.4cm" svg:x="1cm" svg:y="19.5cm">
          <text:p text:style-name="P1"><text:span text:style-name="T1">#OnCreate()</text:span></text:p>
          <text:p text:style-name="P1"><text:span text:style-name="T1">#OnQuerySubmit(Query)</text:span></text:p>
          <text:p text:style-name="P1"><text:span text:style-name="T1">+OnQuertTextChange(newText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cm" svg:y1="13.6cm" svg:x2="6.7cm" svg:y2="12.1cm">
          <text:p/>
        </draw:line>
        <draw:line draw:style-name="gr4" draw:text-style-name="P1" draw:layer="layout" svg:x1="2.8cm" svg:y1="12.05cm" svg:x2="2.8cm" svg:y2="14cm">
          <text:p/>
        </draw:line>
        <draw:frame draw:style-name="gr5" draw:text-style-name="P3" draw:layer="layout" svg:width="1.1cm" svg:height="1.15cm" svg:x="2.1cm" svg:y="12cm">
          <draw:text-box>
            <text:p text:style-name="P3"><text:span text:style-name="T1">1</text:span></text:p>
          </draw:text-box>
        </draw:frame>
        <draw:frame draw:style-name="gr6" draw:text-style-name="P3" draw:layer="layout" svg:width="0.6cm" svg:height="0.725cm" svg:x="2.8cm" svg:y="13.45cm">
          <draw:text-box>
            <text:p text:style-name="P3"><text:span text:style-name="T1">*</text:span></text:p>
          </draw:text-box>
        </draw:frame>
        <draw:line draw:style-name="gr4" draw:text-style-name="P1" draw:layer="layout" svg:x1="16.7cm" svg:y1="11.375cm" svg:x2="16.7cm" svg:y2="13.3cm">
          <text:p/>
        </draw:line>
        <draw:frame draw:style-name="gr5" draw:text-style-name="P3" draw:layer="layout" svg:width="1.1cm" svg:height="1.15cm" svg:x="16cm" svg:y="11.325cm">
          <draw:text-box>
            <text:p text:style-name="P3"><text:span text:style-name="T1">*</text:span></text:p>
          </draw:text-box>
        </draw:frame>
        <draw:frame draw:style-name="gr6" draw:text-style-name="P3" draw:layer="layout" svg:width="0.6cm" svg:height="0.725cm" svg:x="16.7cm" svg:y="12.775cm">
          <draw:text-box>
            <text:p text:style-name="P3"><text:span text:style-name="T1">*</text:span></text:p>
          </draw:text-box>
        </draw:frame>
        <draw:line draw:style-name="gr4" draw:text-style-name="P1" draw:layer="layout" svg:x1="5.3cm" svg:y1="12.1cm" svg:x2="5.3cm" svg:y2="18.75cm">
          <text:p/>
        </draw:line>
        <draw:frame draw:style-name="gr5" draw:text-style-name="P3" draw:layer="layout" svg:width="1.1cm" svg:height="1.15cm" svg:x="4.6cm" svg:y="12cm">
          <draw:text-box>
            <text:p text:style-name="P3"><text:span text:style-name="T1">1</text:span></text:p>
          </draw:text-box>
        </draw:frame>
        <draw:frame draw:style-name="gr6" draw:text-style-name="P3" draw:layer="layout" svg:width="0.6cm" svg:height="0.725cm" svg:x="5.3cm" svg:y="18.25cm">
          <draw:text-box>
            <text:p text:style-name="P3"><text:span text:style-name="T1">*</text:span></text:p>
          </draw:text-box>
        </draw:frame>
        <draw:line draw:style-name="gr4" draw:text-style-name="P1" draw:layer="layout" svg:x1="13.1cm" svg:y1="11.4cm" svg:x2="13.1cm" svg:y2="19.7cm">
          <text:p/>
        </draw:line>
        <draw:frame draw:style-name="gr5" draw:text-style-name="P3" draw:layer="layout" svg:width="1.1cm" svg:height="1.15cm" svg:x="12.4cm" svg:y="11.3cm">
          <draw:text-box>
            <text:p text:style-name="P3"><text:span text:style-name="T1">1</text:span></text:p>
          </draw:text-box>
        </draw:frame>
        <draw:frame draw:style-name="gr6" draw:text-style-name="P3" draw:layer="layout" svg:width="0.6cm" svg:height="0.725cm" svg:x="14.7cm" svg:y="19.2cm">
          <draw:text-box>
            <text:p text:style-name="P3"><text:span text:style-name="T1">*</text:span></text:p>
          </draw:text-box>
        </draw:frame>
        <draw:line draw:style-name="gr4" draw:text-style-name="P1" draw:layer="layout" svg:x1="13.1cm" svg:y1="19.7cm" svg:x2="15.2cm" svg:y2="19.7cm">
          <text:p/>
        </draw:line>
        <draw:line draw:style-name="gr4" draw:text-style-name="P1" draw:layer="layout" svg:x1="6.7cm" svg:y1="13.6cm" svg:x2="6.7cm" svg:y2="18cm">
          <text:p/>
        </draw:line>
        <draw:line draw:style-name="gr4" draw:text-style-name="P1" draw:layer="layout" svg:x1="6.7cm" svg:y1="18cm" svg:x2="7.8cm" svg:y2="18cm">
          <text:p/>
        </draw:line>
        <draw:line draw:style-name="gr4" draw:text-style-name="P1" draw:layer="layout" svg:x1="7.8cm" svg:y1="18cm" svg:x2="7.8cm" svg:y2="24cm">
          <text:p/>
        </draw:line>
        <draw:line draw:style-name="gr4" draw:text-style-name="P1" draw:layer="layout" svg:x1="7.8cm" svg:y1="24cm" svg:x2="5.3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4T14:58:01</meta:creation-date>
    <dc:date>2015-05-15T01:48:21</dc:date>
    <meta:editing-duration>PT1H45M56S</meta:editing-duration>
    <meta:editing-cycles>14</meta:editing-cycles>
    <meta:generator>LibreOffice/3.5$Linux_X86_64 LibreOffice_project/350m1$Build-2</meta:generator>
    <meta:document-statistic meta:object-count="58"/>
  </office:meta>
</office:document-meta>
</file>